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3.6098in" svg:y="0.1882in">
            <draw:object draw:notify-on-update-of-ranges="Sheet1.B18:Sheet1.C18 Sheet1.B9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shcroft pressure transduc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T-05 – PT-0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 V Raw</text:p>
          </table:table-cell>
          <table:table-cell office:value-type="string" calcext:value-type="string">
            <text:p>Max V Raw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 PSIG</text:p>
          </table:table-cell>
          <table:table-cell office:value-type="string" calcext:value-type="string">
            <text:p>Max PSIG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4.7" calcext:value-type="float">
            <text:p>-14.7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 Ard Ohm</text:p>
          </table:table-cell>
          <table:table-cell office:value-type="string" calcext:value-type="string">
            <text:p>R Drop Ohm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 V Ard</text:p>
          </table:table-cell>
          <table:table-cell office:value-type="string" calcext:value-type="string">
            <text:p>Max v Ard</text:p>
          </table:table-cell>
          <table:table-cell table:number-columns-repeated="5"/>
        </table:table-row>
        <table:table-row table:style-name="ro1">
          <table:table-cell/>
          <table:table-cell table:formula="of:=[.B6]*[.B12]/([.B12]+[.C12])" office:value-type="float" office:value="0" calcext:value-type="float">
            <text:p>0</text:p>
          </table:table-cell>
          <table:table-cell table:formula="of:=[.C6]*[.B12]/([.B12]+[.C12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 ard bit</text:p>
          </table:table-cell>
          <table:table-cell office:value-type="string" calcext:value-type="string">
            <text:p>Max ard bit</text:p>
          </table:table-cell>
          <table:table-cell table:number-columns-repeated="5"/>
        </table:table-row>
        <table:table-row table:style-name="ro1">
          <table:table-cell/>
          <table:table-cell table:formula="of:=[.B15]*1023/5" office:value-type="float" office:value="0" calcext:value-type="float">
            <text:p>0</text:p>
          </table:table-cell>
          <table:table-cell table:formula="of:=[.C15]*1023/5" office:value-type="float" office:value="1023" calcext:value-type="float">
            <text:p>1023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nsducer error PSI</text:p>
          </table:table-cell>
          <table:table-cell/>
          <table:table-cell office:value-type="string" calcext:value-type="string">
            <text:p>R Ard error Ohm</text:p>
          </table:table-cell>
          <table:table-cell/>
          <table:table-cell office:value-type="string" calcext:value-type="string">
            <text:p>R Drop error Ohm</text:p>
          </table:table-cell>
          <table:table-cell/>
          <table:table-cell office:value-type="string" calcext:value-type="string">
            <text:p>Arduino read error 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I error due to:</text:p>
          </table:table-cell>
          <table:table-cell table:formula="of:=[.B26]" office:value-type="float" office:value="0.25" calcext:value-type="float">
            <text:p>0.25</text:p>
          </table:table-cell>
          <table:table-cell/>
          <table:table-cell table:formula="of:=[.F26]*[.C18]*(([.C15]-[.B15])/([.C18]-[.B18]))*([.C12])/([.B12]*[.B12])*([.C9]-[.B9])/([.C6]-[.B6])" office:value-type="float" office:value="0.5735" calcext:value-type="float">
            <text:p>0.5735</text:p>
          </table:table-cell>
          <table:table-cell/>
          <table:table-cell table:formula="of:=[.F26]*[.C18]*(([.C15]-[.B15])/([.C18]-[.B18]))*(1/[.B12])*(([.C9]-[.B9])/([.C6]-[.B6]))" office:value-type="float" office:value="0.5735" calcext:value-type="float">
            <text:p>0.5735</text:p>
          </table:table-cell>
          <table:table-cell/>
          <table:table-cell table:formula="of:=[.H26]*(([.C15]-[.B15])/([.C18]-[.B18]))*(([.B12]+[.C12])/[.B12])*([.C9]-[.B9])/([.C6]-[.B6])" office:value-type="float" office:value="0.448484848484849" calcext:value-type="float">
            <text:p>0.4484848484848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et PSI error</text:p>
          </table:table-cell>
          <table:table-cell table:formula="of:=( [.B27]^2 + [.D27]^2 + [.F27]^2 + [.H27]^2   )^0.5" office:value-type="float" office:value="0.959918308670315" calcext:value-type="float">
            <text:p>0.959918308670315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office:value-type="string" calcext:value-type="string">
            <text:p>Omega pressure transducer</text:p>
          </table:table-cell>
          <table:table-cell table:number-columns-repeated="2"/>
          <table:table-cell>
            <draw:frame draw:z-index="1" draw:style-name="gr1" draw:text-style-name="P1" svg:width="6.298in" svg:height="3.5449in" svg:x="0.0004in" svg:y="0in">
              <draw:object draw:notify-on-update-of-ranges="Sheet1.B54:Sheet1.C54 Sheet1.B46:Sheet1.C4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T-01 – PT-0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 A raw</text:p>
          </table:table-cell>
          <table:table-cell office:value-type="string" calcext:value-type="string">
            <text:p>Max A raw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 PSI</text:p>
          </table:table-cell>
          <table:table-cell office:value-type="string" calcext:value-type="string">
            <text:p>Max PSI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 Ohm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 V ard</text:p>
          </table:table-cell>
          <table:table-cell office:value-type="string" calcext:value-type="string">
            <text:p>Max V ard</text:p>
          </table:table-cell>
          <table:table-cell table:number-columns-repeated="5"/>
        </table:table-row>
        <table:table-row table:style-name="ro1">
          <table:table-cell/>
          <table:table-cell table:formula="of:=[.B43]*[.C48]" office:value-type="float" office:value="1" calcext:value-type="float">
            <text:p>1</text:p>
          </table:table-cell>
          <table:table-cell table:formula="of:=[.C43]*[.C48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 ard bit</text:p>
          </table:table-cell>
          <table:table-cell office:value-type="string" calcext:value-type="string">
            <text:p>Max ard bit</text:p>
          </table:table-cell>
          <table:table-cell table:number-columns-repeated="5"/>
        </table:table-row>
        <table:table-row table:style-name="ro1">
          <table:table-cell/>
          <table:table-cell table:formula="of:=[.B51]*1023/5" office:value-type="float" office:value="204.6" calcext:value-type="float">
            <text:p>204.6</text:p>
          </table:table-cell>
          <table:table-cell table:formula="of:=[.C51]*1023/5" office:value-type="float" office:value="1023" calcext:value-type="float">
            <text:p>1023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nsducer error PSI</text:p>
          </table:table-cell>
          <table:table-cell/>
          <table:table-cell office:value-type="string" calcext:value-type="string">
            <text:p>R Ard error Ohm</text:p>
          </table:table-cell>
          <table:table-cell/>
          <table:table-cell office:value-type="string" calcext:value-type="string">
            <text:p>Arduino read error 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 error due to:</text:p>
          </table:table-cell>
          <table:table-cell table:formula="of:=[.B62]" office:value-type="float" office:value="0.25" calcext:value-type="float">
            <text:p>0.25</text:p>
          </table:table-cell>
          <table:table-cell/>
          <table:table-cell table:formula="of:=[.D62]*[.C54]*([.C51]-[.B51])/([.C54]-[.B54])/( [.C48]^2 )*([.C46]-[.B46])/([.C43]-[.B43])" office:value-type="float" office:value="1.25" calcext:value-type="float">
            <text:p>1.25</text:p>
          </table:table-cell>
          <table:table-cell/>
          <table:table-cell table:formula="of:=[.F62]*([.C51]-[.B51])/([.C54]-[.B54])/( [.C48] )*([.C46]-[.B46])/([.C43]-[.B43])" office:value-type="float" office:value="0.610948191593353" calcext:value-type="float">
            <text:p>0.61094819159335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et PSI error</text:p>
          </table:table-cell>
          <table:table-cell table:formula="of:=( [.B63]^2 + [.D63]^2 + [.F63]^2  )^0.5" office:value-type="float" office:value="1.41359742954322" calcext:value-type="float">
            <text:p>1.413597429543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8:32:36.182714633</meta:creation-date>
    <dc:date>2025-05-29T15:37:41.782216698</dc:date>
    <meta:editing-duration>PT16M4S</meta:editing-duration>
    <meta:editing-cycles>2</meta:editing-cycles>
    <meta:generator>LibreOffice/24.8.3.2$Linux_X86_64 LibreOffice_project/480$Build-2</meta:generator>
    <meta:document-statistic meta:table-count="1" meta:cell-count="6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row-mapping="1 0" chart:style-name="ch1">
        <chart:legend chart:legend-position="end" svg:x="12.398cm" svg:y="3.954cm" style:legend-expansion="high" chart:style-name="ch2"/>
        <chart:plot-area chart:style-name="ch3" table:cell-range-address="Sheet1.B18:Sheet1.C18 Sheet1.B9:Sheet1.C9" svg:x="0.319cm" svg:y="0.18cm" svg:width="11.76cm" svg:height="8.645cm">
          <chart:coordinate-region svg:x="1.144cm" svg:y="0.379cm" svg:width="10.551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C9" chart:class="chart:scatter">
            <chart:domain table:cell-range-address="Sheet1.B18:Sheet1.C18"/>
            <chart:regression-curve chart:style-name="ch8">
              <chart:equation chart:display-equation="true" chart:display-r-square="false"/>
            </chart:regression-curve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8:Sheet1.C18</svg:desc>
                </draw:g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-14.7">
                <text:p>-14.7</text:p>
                <draw:g>
                  <svg:desc>Sheet1.B9:Sheet1.C9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row-mapping="1 0" chart:style-name="ch1">
        <chart:legend chart:legend-position="end" svg:x="12.207cm" svg:y="3.954cm" style:legend-expansion="high" chart:style-name="ch2"/>
        <chart:plot-area chart:style-name="ch3" table:cell-range-address="Sheet1.B54:Sheet1.C54 Sheet1.B46:Sheet1.C46" svg:x="0.319cm" svg:y="0.18cm" svg:width="11.569cm" svg:height="8.645cm">
          <chart:coordinate-region svg:x="1.144cm" svg:y="0.379cm" svg:width="10.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C46" chart:class="chart:scatter">
            <chart:domain table:cell-range-address="Sheet1.B54:Sheet1.C54"/>
            <chart:regression-curve chart:style-name="ch8">
              <chart:equation chart:display-equation="true" chart:display-r-square="false"/>
            </chart:regression-curve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204.6">
                <text:p>204.6</text:p>
                <draw:g>
                  <svg:desc>Sheet1.B54:Sheet1.C54</svg:desc>
                </draw:g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46:Sheet1.C46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